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Times New Roman" fo:font-size="12pt" style:font-size-asian="12pt" style:font-size-complex="12pt"/>
    </style:style>
    <style:style style:name="P3" style:family="paragraph" style:parent-style-name="Text_20_body">
      <style:paragraph-properties fo:margin-top="0cm" fo:margin-bottom="0cm"/>
      <style:text-properties style:font-name="Times New Roman" fo:font-size="12pt" fo:font-weight="bold" style:font-size-asian="12pt" style:font-size-complex="12pt"/>
    </style:style>
    <style:style style:name="P4" style:family="paragraph" style:parent-style-name="Text_20_body">
      <style:paragraph-properties fo:margin-left="0cm" fo:margin-right="0cm" fo:margin-top="0cm" fo:margin-bottom="0cm" fo:text-indent="0cm" style:auto-text-indent="false"/>
    </style:style>
    <style:style style:name="P5"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list-style-name="L2">
      <style:paragraph-properties fo:margin-top="0cm" fo:margin-bottom="0cm"/>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text-properties style:font-name="Times New Roman" fo:font-size="12pt" style:font-size-asian="12pt" style:font-size-complex="12pt"/>
    </style:style>
    <style:style style:name="P9" style:family="paragraph" style:parent-style-name="Text_20_body" style:list-style-name="L5">
      <style:paragraph-properties fo:margin-top="0cm" fo:margin-bottom="0cm"/>
      <style:text-properties style:font-name="Times New Roman" fo:font-size="12pt" style:font-size-asian="12pt" style:font-size-complex="12pt"/>
    </style:style>
    <style:style style:name="P10" style:family="paragraph" style:parent-style-name="Text_20_body" style:list-style-name="L6">
      <style:paragraph-properties fo:margin-top="0cm" fo:margin-bottom="0cm"/>
      <style:text-properties style:font-name="Times New Roman" fo:font-size="12pt" style:font-size-asian="12pt" style:font-size-complex="12pt"/>
    </style:style>
    <style:style style:name="P11" style:family="paragraph" style:parent-style-name="Text_20_body" style:list-style-name="L4">
      <style:paragraph-properties fo:margin-top="0cm" fo:margin-bottom="0cm"/>
    </style:style>
    <style:style style:name="P12" style:family="paragraph" style:parent-style-name="Text_20_body" style:list-style-name="L5">
      <style:paragraph-properties fo:margin-left="2.501cm" fo:margin-right="0cm" fo:margin-top="0cm" fo:margin-bottom="0cm" fo:text-indent="0cm" style:auto-text-indent="false"/>
      <style:text-properties style:font-name="Times New Roman" fo:font-size="12pt" style:font-size-asian="12pt" style:font-size-complex="12pt"/>
    </style:style>
    <style:style style:name="P13" style:family="paragraph" style:parent-style-name="Text_20_body" style:list-style-name="L5">
      <style:paragraph-properties fo:margin-left="2.501cm" fo:margin-right="0cm" fo:margin-top="0cm" fo:margin-bottom="0cm" fo:text-indent="0cm" style:auto-text-indent="false"/>
    </style:style>
    <style:style style:name="P14" style:family="paragraph" style:parent-style-name="Text_20_body" style:list-style-name="L5">
      <style:paragraph-properties fo:margin-left="3.752cm" fo:margin-right="0cm" fo:margin-top="0cm" fo:margin-bottom="0cm" fo:text-indent="0cm" style:auto-text-indent="false"/>
      <style:text-properties style:font-name="Times New Roman" fo:font-size="12pt" style:font-size-asian="12pt" style:font-size-complex="12pt"/>
    </style:style>
    <style:style style:name="P15" style:family="paragraph" style:parent-style-name="Text_20_body" style:list-style-name="L5">
      <style:paragraph-properties fo:margin-left="3.752cm" fo:margin-right="0cm" fo:margin-top="0cm" fo:margin-bottom="0cm" fo:text-indent="0cm" style:auto-text-indent="false"/>
    </style:style>
    <style:style style:name="P16" style:family="paragraph" style:parent-style-name="Text_20_body" style:list-style-name="L5">
      <style:paragraph-properties fo:margin-left="0cm" fo:margin-right="0cm" fo:margin-top="0cm" fo:margin-bottom="0cm" fo:text-indent="0cm" style:auto-text-indent="false"/>
      <style:text-properties style:font-name="Times New Roman" fo:font-size="12pt" style:font-size-asian="12pt" style:font-size-complex="12pt"/>
    </style:style>
    <style:style style:name="P17" style:family="paragraph" style:parent-style-name="Text_20_body" style:list-style-name="L5">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8" style:family="paragraph" style:parent-style-name="Text_20_body" style:list-style-name="L5">
      <style:paragraph-properties fo:margin-left="5.002cm" fo:margin-right="0cm" fo:margin-top="0cm" fo:margin-bottom="0cm"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weight="bold" style:font-size-asian="12pt" style:font-size-complex="12pt"/>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span text:style-name="T4">Sisgard</text:span><text:bookmark text:name="vyiu1"/><text:span text:style-name="T4"> (Herkunft: Germanisch, Bedeutung: Die das Zauberlied hütet)<text:line-break/></text:span><text:bookmark text:name="vyiu2"/><text:span text:style-name="T4"><text:line-break/></text:span><text:bookmark text:name="vyiu3"/><text:span text:style-name="T2">Beschreibung</text:span><text:bookmark text:name="vyiu4"/><text:span text:style-name="T4"><text:line-break/></text:span><text:bookmark text:name="vyiu6"/><text:span text:style-name="T4">Si</text:span><text:span text:style-name="T4">s</text:span><text:span text:style-name="T4">gard ist eine </text:span><text:span text:style-name="T3">Zauberin. Sie lebt in Talras in ihrem eigenen Haus und gehört zu den angesehenen Bürgern. Sie wird von den meisten Bewohnern und auch vom Herzog respektiert, da ihr Rat oft weise und nützlich ist. Kurz vor seinem Tode kam ihr Meister, ein sehr alter Mann von Unbekannt mit ihr nach Talras, in seine alte Heimat. Nachdem er gestorben war, lies Si</text:span><text:span text:style-name="T3">s</text:span><text:span text:style-name="T3">gard sich in Talras nieder und hat eine Art kleines Zaubergeschäft aufgemacht, um sich ihren Lebensunterhalt zu verdienen und weiterhin das Wissen der Zauberkunst studieren zu können. Über ihre eigene Herkunft ist nichts bekannt. </text:span><text:span text:style-name="T4"><text:line-break/></text:span><text:bookmark text:name="vyiu8"/><text:bookmark text:name="vyiu7"/><text:line-break/><text:span text:style-name="T6">Ort</text:span></text:p>
      <text:list xml:id="list3925658191" text:style-name="L1">
        <text:list-item>
          <text:p text:style-name="P6">Talras</text:p>
        </text:list-item>
      </text:list>
      <text:p text:style-name="P3"><text:bookmark text:name="vyiu12"/><text:bookmark text:name="vyiu111"/><text:line-break/>Tagesablauf<text:bookmark text:name="vyiu13"/><text:bookmark text:name="vyiu11"/></text:p>
      <text:list xml:id="list2174799868" text:style-name="L2">
        <text:list-item>
          <text:p text:style-name="P7">Morgens - abends – Steht vor ihrem Haus.</text:p>
        </text:list-item>
        <text:list-item>
          <text:p text:style-name="P7">Abends - morgens – Schläft in ihrem Haus.</text:p>
        </text:list-item>
      </text:list>
      <text:p text:style-name="P2"><text:bookmark text:name="vyiu15"/><text:line-break/><text:bookmark text:name="vyiu16"/><text:span text:style-name="T1">Zugehörigkeit</text:span><text:bookmark text:name="f-85"/></text:p>
      <text:list xml:id="list1535323392" text:style-name="L3">
        <text:list-item>
          <text:p text:style-name="P8">Bürger<text:bookmark text:name="f-855"/></text:p>
        </text:list-item>
      </text:list>
      <text:p text:style-name="P4"><text:bookmark text:name="vyiu20"/><text:bookmark text:name="vyiu19"/><text:span text:style-name="T5"><text:line-break/></text:span><text:bookmark text:name="f-856"/><text:span text:style-name="T5">Aufträge</text:span></text:p>
      <text:list xml:id="list429990429" text:style-name="L4">
        <text:list-item>
          <text:p text:style-name="P11"><text:span text:style-name="T3">Sekundär</text:span><text:span text:style-name="T5"> –</text:span><text:span text:style-name="T7"> Die Zauberkunst</text:span></text:p>
        </text:list-item>
      </text:list>
      <text:p text:style-name="P2"><text:bookmark text:name="vyiu23"/><text:line-break/><text:bookmark text:name="ik9t1"/><text:span text:style-name="T1">Dialog</text:span><text:bookmark text:name="vyiu24"/><text:bookmark text:name="ik9t"/></text:p>
      <text:list xml:id="list322203788" text:style-name="L5">
        <text:list-item>
          <text:p text:style-name="P9">Hallo.</text:p>
          <text:list>
            <text:list-item>
              <text:p text:style-name="P9"><text:bookmark text:name="ik9t2"/><text:bookmark text:name="f0wr"/>N: Hallo. Bist du vielleicht an einigen Zaubern oder Tränken interessiert?</text:p>
            </text:list-item>
          </text:list>
        </text:list-item>
        <text:list-item>
          <text:p text:style-name="P12">Wieso nicht?</text:p>
        </text:list-item>
        <text:list-item>
          <text:p text:style-name="P14">N: Oh, das freut mich aber. In diesen schweren Zeiten trifft man nur noch selten Kauffreudige.</text:p>
        </text:list-item>
        <text:list-item>
          <text:p text:style-name="P12">Nein.</text:p>
        </text:list-item>
        <text:list-item>
          <text:p text:style-name="P14">N: Schade, na ja, vielleicht überlegst du dir's ja noch.</text:p>
        </text:list-item>
        <text:list-item>
          <text:p text:style-name="P16">Ist das dein Haus? (Nach Begrüßung)</text:p>
        </text:list-item>
        <text:list-item>
          <text:p text:style-name="P17">N: Ja, ich habe es für einen guten Preis erworben. Ich lies mich hier nieder nachdem mein Meister vor einigen Jahren mit mir nach Talras ging und bald darauf starb.</text:p>
        </text:list-item>
        <text:list-item>
          <text:p text:style-name="P17">N: Er war schon sehr alt und diese Gegend hier war seine Heimat. Er erinnerte sich sogar an die Zeit als hier noch keine Burg stand.</text:p>
        </text:list-item>
        <text:list-item>
          <text:p text:style-name="P12">Erzähl mir mehr.</text:p>
        </text:list-item>
        <text:list-item>
          <text:p text:style-name="P14">N: So, dich interessiert das also? Hmm, die meisten Leute würgen mich irgendwann ab, wenn ich mal wieder das Schwärmen von alten Zeiten anfange.</text:p>
        </text:list-item>
        <text:list-item>
          <text:p text:style-name="P14">N: Mein Meister war ein großer Zauberer und sein Wissen war so umfassend, dass er selbst bei den Magiern der Hochelfen, welche sich eher mit den Elementen als mit der magischen Kraft und deren Beherrschung beschäftigen, ein hohes Ansehen genoss.</text:p>
        </text:list-item>
        <text:list-item>
          <text:p text:style-name="P14">N: Das erste Mal traf ich ihn im Kloster eines Klerikerordens, in welches mich meine Eltern geschickt hatten. Leider ist das oft die einzige Möglichkeit an Bildung ranzukommen und auch wenn sie es gut meinten, dieses ganze Beten und Huldigen war todlangweilig.</text:p>
        </text:list-item>
        <text:list-item>
          <text:p text:style-name="P14">N: Mein Meister war also auf der Durchreise und suchte einen Ort zum Übernachten. Ich war neugierig und fragte ihn über alles aus und da er schon lange keinen Schüler mehr gehabt hatte, bot ich <text:s/>mich ihm als solchen an.</text:p>
        </text:list-item>
        <text:list-item>
          <text:p text:style-name="P14">N: Schließlich willigte er gegen meine Erwartungen ein und von diesem Zeitpunkt an war ich eine Schülerin der Zauberkunst.</text:p>
        </text:list-item>
        <text:list-item>
          <text:p text:style-name="P15"><text:span text:style-name="T4">N: Er hat mich vieles gelehrt und ihm verdanke ich so ziemlich alles, was ich heute bin. Er nahm mich mit ins Königreich der Hochelfen und Zwerge und </text:span><text:soft-page-break/><text:span text:style-name="T4">selbst durch die Gebirge der Orks zogen wir. Wir trotzten allen Gefahren ... </text:span></text:p>
        </text:list-item>
        <text:list-item>
          <text:p text:style-name="P14">N: Doch was rede ich da. Das ist längst Vergangenheit und nun bin ich nicht mehr als eine einfache Händlerin, die ihre verbliebene Zeit weiterhin für die Studien der Zauberkünste nutzt.</text:p>
        </text:list-item>
        <text:list-item>
          <text:p text:style-name="P14">N: Ich wünschte, ich könnte erneut losziehen, wie damals und gemeinsam mit Gleichgesinnten Abenteuer erleben und allen Feinden trotzen.</text:p>
        </text:list-item>
        <text:list-item>
          <text:p text:style-name="P12">Ja ja, schon gut. Er war bestimmt großartig.</text:p>
        </text:list-item>
        <text:list-item>
          <text:p text:style-name="P14">N: Langweile ich dich etwa schon? Schade, ich dachte, ich hätte endlich mal jemanden getroffen, der sich für meine Geschichten interessiert.</text:p>
        </text:list-item>
        <text:list-item>
          <text:p text:style-name="P17">Du bist wohl eine Zauberin? (Nach Begrüßung)</text:p>
        </text:list-item>
        <text:list-item>
          <text:p text:style-name="P12">(Charakter ist Zauberer)</text:p>
        </text:list-item>
        <text:list-item>
          <text:p text:style-name="P14">N: Und du bist wohl ein Zauberer. Freut mich dich kennenzulernen. Hier trifft man nicht oft andere Zauberer.</text:p>
        </text:list-item>
        <text:list-item>
          <text:p text:style-name="P14">N: Pass auf, ich schenke dir einige Zauberspruchrollen.</text:p>
        </text:list-item>
        <text:list-item>
          <text:p text:style-name="P14">Charakter erhält …</text:p>
        </text:list-item>
        <text:list-item>
          <text:p text:style-name="P12">(Charakter ist Illusionist oder Elementarmagier)</text:p>
        </text:list-item>
        <text:list-item>
          <text:p text:style-name="P14">N: Na ja, die Kunst der Magie dürfte wohl auch dir vertraut sein.</text:p>
        </text:list-item>
        <text:list-item>
          <text:p text:style-name="P14">N: Aber ja, ich bin eine Zauberin. Ich vermag es meine Zauberkraft und die der anderen zu beherrschen.</text:p>
        </text:list-item>
        <text:list-item>
          <text:p text:style-name="P12">(Charakter ist kein Zauberer)</text:p>
        </text:list-item>
        <text:list-item>
          <text:p text:style-name="P14">N: Ja, ich bin eine Zauberin. Deshalb verkaufe ich ja auch Zauber und Tränke. Alles was das Magier- oder Zaubererherz begehrt.</text:p>
        </text:list-item>
        <text:list-item>
          <text:p text:style-name="P17">Zieh mit mir in den Kampf! (Charakter hat sich das Gelaber über ihren Meister angehört)</text:p>
        </text:list-item>
        <text:list-item>
          <text:p text:style-name="P12">N: Ich soll mit dir in den Kampf ziehen? Hmm, so wie damals mit meinem Meister. Das waren noch Zeiten ...</text:p>
        </text:list-item>
        <text:list-item>
          <text:p text:style-name="P12">N: Beherrscht du denn auch die Zauberkunst?</text:p>
        </text:list-item>
        <text:list-item>
          <text:p text:style-name="P12">C: Sicher.</text:p>
        </text:list-item>
        <text:list-item>
          <text:p text:style-name="P12">N: Beweise es mir! In der Nähe gibt es einen Wald, wir nennen ihn den Dunkelwald. In diesem Wald stehen einige Runensteine, die dort vor einer Ewigkeit errichtet wurden. Mein Meister sprach von einer außergewöhnlichen Aura, welche diese Steine umgibt.</text:p>
        </text:list-item>
        <text:list-item>
          <text:p text:style-name="P12">N: Er gab mir vor seinem Tod einige Zauberspruchrollen, mit welchen es mir möglich sein sollte, jene Aura zu nutzen. Nimm eine dieser Zauberspruchrollen, geh zu den Runensteinen und probier aus, was passiert, dann komm wieder und berichte mir davon.</text:p>
        </text:list-item>
        <text:list-item>
          <text:p text:style-name="P14">In Ordnung.</text:p>
        </text:list-item>
        <text:list-item>
          <text:p text:style-name="P18">N: Gut, hier hast du die Zauberspruchrolle.</text:p>
        </text:list-item>
        <text:list-item>
          <text:p text:style-name="P18">Neuer Auftrag <text:s/>„Die Zauberkunst“</text:p>
        </text:list-item>
        <text:list-item>
          <text:p text:style-name="P14">Geh doch selbst!</text:p>
        </text:list-item>
        <text:list-item>
          <text:p text:style-name="P18">N: Wie du willst. Dann eben nicht.</text:p>
        </text:list-item>
        <text:list-item>
          <text:p text:style-name="P17">Ich war bei den Runensteinen. (Charakter hat die Zauberspruchrolle bei den Runensteinen benutzt)</text:p>
        </text:list-item>
        <text:list-item>
          <text:p text:style-name="P12">N: Und, was ist passiert?</text:p>
        </text:list-item>
        <text:list-item>
          <text:p text:style-name="P14">Ich spürte, wie die magischen Kräfte mich durchflossen.</text:p>
        </text:list-item>
        <text:list-item>
          <text:p text:style-name="P18">N: Hmm, dann solltest du mal einen Heiler aufsuchen.</text:p>
        </text:list-item>
        <text:list-item>
          <text:p text:style-name="P18">N: Tut mir leid, aber ich habe dich belogen, um zu sehen, ob du eine ehrliche Haut bist. Mit unehrlichen Leuten werde ich sicherlich nicht gemeinsam umher ziehen.</text:p>
        </text:list-item>
        <text:list-item>
          <text:p text:style-name="P18">Auftrag fehlgeschlagen „Die Zauberkunst“</text:p>
        </text:list-item>
        <text:list-item>
          <text:p text:style-name="P14">Gar nichts.</text:p>
        </text:list-item>
        <text:list-item>
          <text:p text:style-name="P18">N: Ich hatte nichts anderes erwartet. Das war nur ein Test, um zu sehen, ob du eine ehrliche Haut bist.</text:p>
        </text:list-item>
        <text:list-item>
          <text:p text:style-name="P18">N: Von mir aus können wir jederzeit gemeinsam losziehen.</text:p>
        </text:list-item>
        <text:list-item>
          <text:p text:style-name="P18">Auftrag abgeschlossen „Die Zauberkunst“</text:p>
        </text:list-item>
        <text:list-item>
          <text:p text:style-name="P17">Gehen wir. (Auftrag „Die Zauberkunst“ abgeschlossen)</text:p>
        </text:list-item>
        <text:list-item>
          <text:p text:style-name="P13"><text:span text:style-name="T4">N: Na wenn du mich so nett bittest. Kann's gar nicht erwarten. Geh voraus, ich folge </text:span><text:soft-page-break/><text:span text:style-name="T4">dir.</text:span></text:p>
        </text:list-item>
        <text:list-item>
          <text:p text:style-name="P12">Tagesablauf wird deaktiviert.</text:p>
        </text:list-item>
        <text:list-item>
          <text:p text:style-name="P17">Ich komm alleine klar. (Folgt dem Charakter)</text:p>
        </text:list-item>
        <text:list-item>
          <text:p text:style-name="P12">N: Gut, du weißt ja, wo du mich findest.</text:p>
        </text:list-item>
        <text:list-item>
          <text:p text:style-name="P12">Läuft zurück zu ihrem Haus. Dann wird der Tagesablauf wieder aktiviert.</text:p>
        </text:list-item>
        <text:list-item>
          <text:p text:style-name="P17">N: Ich hab zu tun. (Folgt einem Charakter und wird von einem anderen angesprochen)</text:p>
        </text:list-item>
      </text:list>
      <text:p text:style-name="P2"><text:bookmark text:name="vyiu53"/><text:line-break/><text:bookmark text:name="adhu1"/><text:span text:style-name="T1">Handel</text:span></text:p>
      <text:list xml:id="list1653404448" text:style-name="L6">
        <text:list-item>
          <text:p text:style-name="P10">Spruchrolle des Totenreichs</text:p>
        </text:list-item>
        <text:list-item>
          <text:p text:style-name="P10">Spruchrolle der Zauberkraft</text:p>
        </text:list-item>
        <text:list-item>
          <text:p text:style-name="P10">Stab</text:p>
        </text:list-item>
        <text:list-item>
          <text:p text:style-name="P10">Stab des Zauberers</text:p>
        </text:list-item>
        <text:list-item>
          <text:p text:style-name="P10">Kleiner Manatrank</text:p>
        </text:list-item>
        <text:list-item>
          <text:p text:style-name="P10">Manatrank</text:p>
        </text:list-item>
        <text:list-item>
          <text:p text:style-name="P10">Großer Manatrank</text:p>
        </text:list-item>
        <text:list-item>
          <text:p text:style-name="P10">Zauberring</text:p>
        </text:list-item>
        <text:list-item>
          <text:p text:style-name="P10">Zauberamulett</text:p>
        </text:list-item>
        <text:list-item>
          <text:p text:style-name="P10">Zauberhut</text:p>
        </text:list-item>
        <text:list-item>
          <text:p text:style-name="P10">Zaubermant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100%"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9-07-29T11:36:33</meta:creation-date>
    <dc:language>en-US</dc:language>
    <meta:editing-cycles>56</meta:editing-cycles>
    <meta:editing-duration>PT1H49M46S</meta:editing-duration>
    <meta:initial-creator>Tamino Dauth</meta:initial-creator>
    <dc:date>2012-12-02T16:16:07</dc:date>
    <meta:document-statistic meta:table-count="0" meta:image-count="0" meta:object-count="0" meta:page-count="3" meta:paragraph-count="81" meta:word-count="1036" meta:character-count="5949" meta:non-whitespace-character-count="5057"/>
    <meta:user-defined meta:name="Info 1"/>
    <meta:user-defined meta:name="Info 2"/>
    <meta:user-defined meta:name="Info 3"/>
    <meta:user-defined meta:name="Info 4"/>
    <meta:hyperlink-behaviour office:target-frame-name="_top" xlink:show="replace"/>
  </office:meta>
</office:document-meta>
</file>